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3.png" xlink:type="simple" xlink:show="embed" xlink:actuate="onLoad"/></draw:frame></text:p>
          </table:table-cell>
          <table:table-cell table:style-name="Table1.B1" office:value-type="string">
            <text:h text:style-name="P1" text:outline-level="1">Среднеквадратическое отклон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1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квадратического отклонения значения входного сигнала. </text:p>
            <text:p text:style-name="P5">Среднеквадратическое отклонение подсчитывается по следующей формуле:</text:p>
            <text:p text:style-name="P6"><draw:frame draw:style-name="fr3" draw:name="Объект1" text:anchor-type="as-char" svg:width="7.02cm" svg:height="1.86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,</text:p>
            <text:p text:style-name="P5"><text:span text:style-name="T8">M</text:span><text:span text:style-name="T7"> </text:span>– математическое ожидание случайной величины.</text:p>
            <text:p text:style-name="P5">Эта величина характеризует мощность <text:span text:style-name="T2">пульсационной</text:span> составляющей сигнала. Величина равная квадрату среднеквадратического отклонения называется <text:span text:style-name="T2">дисперсией</text:span>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4041878162596523343" text:style-name="L1">
              <text:list-item>
                <text:p text:style-name="P8">Размер серии – значение N этого свойства определяет размер серии в выборке.</text:p>
              </text:list-item>
              <text:list-item>
                <text:p text:style-name="P9"><text:span text:style-name="T6">Расчет по всей выборке (</text:span><text:span text:style-name="T5">Да</text:span><text:span text:style-name="T6"> или </text:span><text:span text:style-name="T5">Нет</text:span><text:span text:style-name="T6">) – если это свойство имеет значение </text:span><text:span text:style-name="T5">Нет</text:span><text:span text:style-name="T6">, то </text:span><text:span text:style-name="T3">среднеквадратическое отклонение</text:span><text:span text:style-name="T6"> вычисляется по отдельным сериям. Если значение свойства равно </text:span><text:span text:style-name="T5">Да</text:span><text:span text:style-name="T6">, то </text:span><text:span text:style-name="T3">среднеквадратическое отклонение</text:span><text:span text:style-name="T6"> уточняется сразу же после получения очередного нового значения сигнала на </text:span><text:span text:style-name="T3">входе</text:span><text:span text:style-name="T6"> в блок.</text:span></text:p>
              </text:list-item>
              <text:list-item>
                <text:p text:style-name="P9"><text:span text:style-name="T6">Период квантования – значение этого свойства определяет длительность временного интервала между </text:span><text:span text:style-name="T3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3">равным шагу интегрирования</text:span><text:span text:style-name="T6">.</text:span></text:p>
              </text:list-item>
              <text:list-item>
                <text:p text:style-name="P9"><text:span text:style-name="T6">Удаление линейного тренда (</text:span><text:span text:style-name="T5">Да</text:span><text:span text:style-name="T6"> или </text:span><text:span text:style-name="T5">Нет</text:span><text:span text:style-name="T6">) – если это свойство имеет значение </text:span><text:span text:style-name="T5">Да</text:span><text:span text:style-name="T6">, то из массива </text:span><text:span text:style-name="T3">накопленных</text:span><text:span text:style-name="T6"> значений входного сигнала предварительно вычитается линейный тренд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квадратическое отклонение</dc:title>
    <dc:date>2014-12-26T10:17:28.66</dc:date>
    <meta:generator>OpenOffice/4.1.1$Win32 OpenOffice.org_project/411m6$Build-9775</meta:generator>
    <meta:editing-duration>PT7H8M25S</meta:editing-duration>
    <meta:editing-cycles>173</meta:editing-cycles>
    <meta:document-statistic meta:table-count="1" meta:image-count="2" meta:object-count="1" meta:page-count="1" meta:paragraph-count="19" meta:word-count="194" meta:character-count="148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 stretchy="false">σ</mo>
      <mrow>
        <mi/>
        <mo stretchy="false">=</mo>
        <mi/>
      </mrow>
      <msqrt>
        <mrow>
          <mrow>
            <mrow>
              <mfrac>
                <mrow>
                  <mn>1</mn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  <mo stretchy="false">⋅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sup>
                  <mfenced open="(" close=")"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fenced>
                  <mn>2</mn>
                </msup>
              </mrow>
            </mrow>
          </mrow>
        </mrow>
      </msqrt>
    </mrow>
    <annotation encoding="StarMath 5.0">%sigma ~=~ sqrt{ {{1} over {N-1}} cdot sum from{i=1} to{N} {left ( x_i-M right )^2 }}</annotation>
  </semantics>
</math>
</file>